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2230000011667E97D1F8AB4B03B.png" manifest:media-type="image/png"/>
  <manifest:file-entry manifest:full-path="Pictures/10000201000001F40000017DA58F1F5EF2F22552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paragraph" svg:x="0.145cm" svg:y="10.123cm" svg:width="16.711cm" svg:height="12.734cm" draw:z-index="0"><draw:image xlink:href="Pictures/10000201000001F40000017DA58F1F5EF2F22552.png" xlink:type="simple" xlink:show="embed" xlink:actuate="onLoad" loext:mime-type="image/png"/></draw:frame><draw:frame draw:style-name="fr1" draw:name="Image2" text:anchor-type="paragraph" svg:width="17cm" svg:height="8.64cm" draw:z-index="1"><draw:image xlink:href="Pictures/10000201000002230000011667E97D1F8AB4B03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30T06:51:46.963400581</meta:creation-date>
    <dc:date>2020-01-30T09:31:58.938287297</dc:date>
    <meta:editing-duration>PT2H24M31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3.4.2.0$Linux_X86_64 LibreOffice_project/1e2df71cb6a569bbaaffb70308950743964880ae</meta:generator>
  </office:meta>
</office:document-meta>
</file>